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34.03mm"/>
    </style:style>
    <style:style style:name="co10" style:family="table-column">
      <style:table-column-properties fo:break-before="auto" style:column-width="41.93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36.21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i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tato</text:p>
          </table:table-cell>
          <table:table-cell table:style-name="ce1" office:value-type="string" calcext:value-type="string">
            <text:p>ospedalizzati</text:p>
          </table:table-cell>
          <table:table-cell table:style-name="ce1" office:value-type="string" calcext:value-type="string">
            <text:p>isolamento_domiciliare</text:p>
          </table:table-cell>
          <table:table-cell table:style-name="ce1" office:value-type="string" calcext:value-type="string">
            <text:p>attualmente_positivi</text:p>
          </table:table-cell>
          <table:table-cell table:style-name="ce1" office:value-type="string" calcext:value-type="string">
            <text:p>dimessi_guariti</text:p>
          </table:table-cell>
          <table:table-cell table:style-name="ce1" office:value-type="string" calcext:value-type="string">
            <text:p>deceduti</text:p>
          </table:table-cell>
          <table:table-cell table:style-name="ce1" office:value-type="string" calcext:value-type="string">
            <text:p>totale_casi</text:p>
          </table:table-cell>
          <table:table-cell table:style-name="ce1" office:value-type="string" calcext:value-type="string">
            <text:p>nuovi_attualmente_positivi</text:p>
          </table:table-cell>
        </table:table-row>
        <table:table-row table:style-name="ro2">
          <table:table-cell table:style-name="Default" table:number-columns-repeated="9"/>
        </table:table-row>
        <table:table-row table:style-name="ro3">
          <table:table-cell office:value-type="date" office:date-value="2020-02-24T18:00:00" calcext:value-type="date">
            <text:p>24/02/20 18:00</text:p>
          </table:table-cell>
          <table:table-cell office:value-type="string" calcext:value-type="string">
            <text:p>ITA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</table:table-row>
        <table:table-row table:style-name="ro3">
          <table:table-cell office:value-type="date" office:date-value="2020-02-25T18:00:00" calcext:value-type="date">
            <text:p>25/02/20 18:00</text:p>
          </table:table-cell>
          <table:table-cell office:value-type="string" calcext:value-type="string">
            <text:p>ITA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date" office:date-value="2020-02-26T18:00:00" calcext:value-type="date">
            <text:p>26/02/20 18:00</text:p>
          </table:table-cell>
          <table:table-cell office:value-type="string" calcext:value-type="string">
            <text:p>ITA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date" office:date-value="2020-02-27T18:00:00" calcext:value-type="date">
            <text:p>27/02/20 18:00</text:p>
          </table:table-cell>
          <table:table-cell office:value-type="string" calcext:value-type="string">
            <text:p>ITA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588" calcext:value-type="float">
            <text:p>588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date" office:date-value="2020-02-28T18:00:00" calcext:value-type="date">
            <text:p>28/02/20 18:00</text:p>
          </table:table-cell>
          <table:table-cell office:value-type="string" calcext:value-type="string">
            <text:p>ITA</text:p>
          </table:table-cell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821" calcext:value-type="float">
            <text:p>821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888" calcext:value-type="float">
            <text:p>888</text:p>
          </table:table-cell>
          <table:table-cell office:value-type="float" office:value="233" calcext:value-type="float">
            <text:p>233</text:p>
          </table:table-cell>
        </table:table-row>
        <table:table-row table:style-name="ro3">
          <table:table-cell office:value-type="date" office:date-value="2020-02-29T18:00:00" calcext:value-type="date">
            <text:p>29/02/20 18:00</text:p>
          </table:table-cell>
          <table:table-cell office:value-type="string" calcext:value-type="string">
            <text:p>ITA</text:p>
          </table:table-cell>
          <table:table-cell office:value-type="float" office:value="506" calcext:value-type="float">
            <text:p>506</text:p>
          </table:table-cell>
          <table:table-cell office:value-type="float" office:value="543" calcext:value-type="float">
            <text:p>543</text:p>
          </table:table-cell>
          <table:table-cell office:value-type="float" office:value="1049" calcext:value-type="float">
            <text:p>104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128" calcext:value-type="float">
            <text:p>1128</text:p>
          </table:table-cell>
          <table:table-cell office:value-type="float" office:value="228" calcext:value-type="float">
            <text:p>228</text:p>
          </table:table-cell>
        </table:table-row>
        <table:table-row table:style-name="ro3">
          <table:table-cell office:value-type="date" office:date-value="2020-03-01T18:00:00" calcext:value-type="date">
            <text:p>01/03/20 18:00</text:p>
          </table:table-cell>
          <table:table-cell office:value-type="string" calcext:value-type="string">
            <text:p>ITA</text:p>
          </table:table-cell>
          <table:table-cell office:value-type="float" office:value="779" calcext:value-type="float">
            <text:p>779</text:p>
          </table:table-cell>
          <table:table-cell office:value-type="float" office:value="798" calcext:value-type="float">
            <text:p>798</text:p>
          </table:table-cell>
          <table:table-cell office:value-type="float" office:value="1577" calcext:value-type="float">
            <text:p>157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1694" calcext:value-type="float">
            <text:p>1694</text:p>
          </table:table-cell>
          <table:table-cell office:value-type="float" office:value="528" calcext:value-type="float">
            <text:p>528</text:p>
          </table:table-cell>
        </table:table-row>
        <table:table-row table:style-name="ro3">
          <table:table-cell office:value-type="date" office:date-value="2020-03-02T18:00:00" calcext:value-type="date">
            <text:p>02/03/20 18:00</text:p>
          </table:table-cell>
          <table:table-cell office:value-type="string" calcext:value-type="string">
            <text:p>ITA</text:p>
          </table:table-cell>
          <table:table-cell office:value-type="float" office:value="908" calcext:value-type="float">
            <text:p>908</text:p>
          </table:table-cell>
          <table:table-cell office:value-type="float" office:value="927" calcext:value-type="float">
            <text:p>927</text:p>
          </table:table-cell>
          <table:table-cell office:value-type="float" office:value="1835" calcext:value-type="float">
            <text:p>1835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2036" calcext:value-type="float">
            <text:p>2036</text:p>
          </table:table-cell>
          <table:table-cell office:value-type="float" office:value="258" calcext:value-type="float">
            <text:p>258</text:p>
          </table:table-cell>
        </table:table-row>
        <table:table-row table:style-name="ro3">
          <table:table-cell office:value-type="date" office:date-value="2020-03-03T18:00:00" calcext:value-type="date">
            <text:p>03/03/20 18:00</text:p>
          </table:table-cell>
          <table:table-cell office:value-type="string" calcext:value-type="string">
            <text:p>ITA</text:p>
          </table:table-cell>
          <table:table-cell office:value-type="float" office:value="1263" calcext:value-type="float">
            <text:p>1263</text:p>
          </table:table-cell>
          <table:table-cell office:value-type="float" office:value="1000" calcext:value-type="float">
            <text:p>1000</text:p>
          </table:table-cell>
          <table:table-cell office:value-type="float" office:value="2263" calcext:value-type="float">
            <text:p>2263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2502" calcext:value-type="float">
            <text:p>2502</text:p>
          </table:table-cell>
          <table:table-cell office:value-type="float" office:value="428" calcext:value-type="float">
            <text:p>428</text:p>
          </table:table-cell>
        </table:table-row>
        <table:table-row table:style-name="ro3">
          <table:table-cell office:value-type="date" office:date-value="2020-03-04T18:00:00" calcext:value-type="date">
            <text:p>04/03/20 18:00</text:p>
          </table:table-cell>
          <table:table-cell office:value-type="string" calcext:value-type="string">
            <text:p>ITA</text:p>
          </table:table-cell>
          <table:table-cell office:value-type="float" office:value="1641" calcext:value-type="float">
            <text:p>1641</text:p>
          </table:table-cell>
          <table:table-cell office:value-type="float" office:value="1065" calcext:value-type="float">
            <text:p>1065</text:p>
          </table:table-cell>
          <table:table-cell office:value-type="float" office:value="2706" calcext:value-type="float">
            <text:p>2706</text:p>
          </table:table-cell>
          <table:table-cell office:value-type="float" office:value="276" calcext:value-type="float">
            <text:p>276</text:p>
          </table:table-cell>
          <table:table-cell office:value-type="float" office:value="107" calcext:value-type="float">
            <text:p>107</text:p>
          </table:table-cell>
          <table:table-cell office:value-type="float" office:value="3089" calcext:value-type="float">
            <text:p>3089</text:p>
          </table:table-cell>
          <table:table-cell office:value-type="float" office:value="443" calcext:value-type="float">
            <text:p>443</text:p>
          </table:table-cell>
        </table:table-row>
        <table:table-row table:style-name="ro3">
          <table:table-cell office:value-type="date" office:date-value="2020-03-05T18:00:00" calcext:value-type="date">
            <text:p>05/03/20 18:00</text:p>
          </table:table-cell>
          <table:table-cell office:value-type="string" calcext:value-type="string">
            <text:p>ITA</text:p>
          </table:table-cell>
          <table:table-cell office:value-type="float" office:value="2141" calcext:value-type="float">
            <text:p>2141</text:p>
          </table:table-cell>
          <table:table-cell office:value-type="float" office:value="1155" calcext:value-type="float">
            <text:p>1155</text:p>
          </table:table-cell>
          <table:table-cell office:value-type="float" office:value="3296" calcext:value-type="float">
            <text:p>3296</text:p>
          </table:table-cell>
          <table:table-cell office:value-type="float" office:value="414" calcext:value-type="float">
            <text:p>414</text:p>
          </table:table-cell>
          <table:table-cell office:value-type="float" office:value="148" calcext:value-type="float">
            <text:p>148</text:p>
          </table:table-cell>
          <table:table-cell office:value-type="float" office:value="3858" calcext:value-type="float">
            <text:p>3858</text:p>
          </table:table-cell>
          <table:table-cell office:value-type="float" office:value="590" calcext:value-type="float">
            <text:p>590</text:p>
          </table:table-cell>
        </table:table-row>
        <table:table-row table:style-name="ro3">
          <table:table-cell office:value-type="date" office:date-value="2020-03-06T18:00:00" calcext:value-type="date">
            <text:p>06/03/20 18:00</text:p>
          </table:table-cell>
          <table:table-cell office:value-type="string" calcext:value-type="string">
            <text:p>ITA</text:p>
          </table:table-cell>
          <table:table-cell office:value-type="float" office:value="2856" calcext:value-type="float">
            <text:p>2856</text:p>
          </table:table-cell>
          <table:table-cell office:value-type="float" office:value="1060" calcext:value-type="float">
            <text:p>1060</text:p>
          </table:table-cell>
          <table:table-cell office:value-type="float" office:value="3916" calcext:value-type="float">
            <text:p>3916</text:p>
          </table:table-cell>
          <table:table-cell office:value-type="float" office:value="523" calcext:value-type="float">
            <text:p>523</text:p>
          </table:table-cell>
          <table:table-cell office:value-type="float" office:value="197" calcext:value-type="float">
            <text:p>197</text:p>
          </table:table-cell>
          <table:table-cell office:value-type="float" office:value="4636" calcext:value-type="float">
            <text:p>4636</text:p>
          </table:table-cell>
          <table:table-cell office:value-type="float" office:value="620" calcext:value-type="float">
            <text:p>620</text:p>
          </table:table-cell>
        </table:table-row>
        <table:table-row table:style-name="ro3">
          <table:table-cell office:value-type="date" office:date-value="2020-03-07T18:00:00" calcext:value-type="date">
            <text:p>07/03/20 18:00</text:p>
          </table:table-cell>
          <table:table-cell office:value-type="string" calcext:value-type="string">
            <text:p>ITA</text:p>
          </table:table-cell>
          <table:table-cell office:value-type="float" office:value="3218" calcext:value-type="float">
            <text:p>3218</text:p>
          </table:table-cell>
          <table:table-cell office:value-type="float" office:value="1843" calcext:value-type="float">
            <text:p>1843</text:p>
          </table:table-cell>
          <table:table-cell office:value-type="float" office:value="5061" calcext:value-type="float">
            <text:p>5061</text:p>
          </table:table-cell>
          <table:table-cell office:value-type="float" office:value="589" calcext:value-type="float">
            <text:p>589</text:p>
          </table:table-cell>
          <table:table-cell office:value-type="float" office:value="233" calcext:value-type="float">
            <text:p>233</text:p>
          </table:table-cell>
          <table:table-cell office:value-type="float" office:value="5883" calcext:value-type="float">
            <text:p>5883</text:p>
          </table:table-cell>
          <table:table-cell office:value-type="float" office:value="1145" calcext:value-type="float">
            <text:p>1145</text:p>
          </table:table-cell>
        </table:table-row>
      </table:table>
      <table:table table:name="Casi totali" table:style-name="ta1">
        <table:shapes>
          <draw:frame draw:z-index="0" draw:style-name="gr1" draw:text-style-name="P1" svg:width="159.99mm" svg:height="89.99mm" svg:x="6.39mm" svg:y="72.98mm">
            <draw:object draw:notify-on-update-of-ranges="'Casi totali'.A1:'Casi totali'.A1 'Casi totali'.A2:'Casi totali'.A15 'Casi totali'.B1:'Casi totali'.B1 'Casi totali'.B2:'Casi totali'.B15 'Casi totali'.C1:'Casi totali'.C1 'Casi totali'.C2:'Casi totali'.C15 'Casi totali'.D1:'Casi totali'.D1 'Casi totali'.D2:'Casi totali'.D15 'Casi totali'.E1:'Casi totali'.E1 'Casi totali'.E2:'Casi totali'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4.14mm" svg:y="18.61mm">
            <draw:object draw:notify-on-update-of-ranges="'Casi totali'.A2:'Casi totali'.A15 'Casi totali'.A2:'Casi totali'.A15 'Casi totali'.C1:'Casi totali'.C1 'Casi totali'.C2:'Casi totali'.C15 'Casi totali'.A2:'Casi totali'.A15 'Casi totali'.D1:'Casi totali'.D1 'Casi totali'.D2:'Casi totali'.D15 'Casi totali'.A2:'Casi totali'.A15 'Casi totali'.E1:'Casi totali'.E1 'Casi totali'.E2:'Casi totali'.E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otale_cas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H3]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H4]" office:value-type="float" office:value="322" calcext:value-type="float">
            <text:p>322</text:p>
          </table:table-cell>
          <table:table-cell table:formula="of:=[.B4]-[.B3]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H5]" office:value-type="float" office:value="400" calcext:value-type="float">
            <text:p>400</text:p>
          </table:table-cell>
          <table:table-cell table:formula="of:=[.B5]-[.B4]" office:value-type="float" office:value="78" calcext:value-type="float">
            <text:p>78</text:p>
          </table:table-cell>
          <table:table-cell table:formula="of:=[.C5]-[.C4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H6]" office:value-type="float" office:value="650" calcext:value-type="float">
            <text:p>650</text:p>
          </table:table-cell>
          <table:table-cell table:formula="of:=[.B6]-[.B5]" office:value-type="float" office:value="250" calcext:value-type="float">
            <text:p>250</text:p>
          </table:table-cell>
          <table:table-cell table:formula="of:=[.C6]-[.C5]" office:value-type="float" office:value="172" calcext:value-type="float">
            <text:p>172</text:p>
          </table:table-cell>
          <table:table-cell table:formula="of:=[.D6]-[.D5]" office:value-type="float" office:value="187" calcext:value-type="float">
            <text:p>187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H7]" office:value-type="float" office:value="888" calcext:value-type="float">
            <text:p>888</text:p>
          </table:table-cell>
          <table:table-cell table:formula="of:=[.B7]-[.B6]" office:value-type="float" office:value="238" calcext:value-type="float">
            <text:p>238</text:p>
          </table:table-cell>
          <table:table-cell table:formula="of:=[.C7]-[.C6]" office:value-type="float" office:value="-12" calcext:value-type="float">
            <text:p>-12</text:p>
          </table:table-cell>
          <table:table-cell table:formula="of:=[.D7]-[.D6]" office:value-type="float" office:value="-184" calcext:value-type="float">
            <text:p>-18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H8]" office:value-type="float" office:value="1128" calcext:value-type="float">
            <text:p>1128</text:p>
          </table:table-cell>
          <table:table-cell table:formula="of:=[.B8]-[.B7]" office:value-type="float" office:value="240" calcext:value-type="float">
            <text:p>240</text:p>
          </table:table-cell>
          <table:table-cell table:formula="of:=[.C8]-[.C7]" office:value-type="float" office:value="2" calcext:value-type="float">
            <text:p>2</text:p>
          </table:table-cell>
          <table:table-cell table:formula="of:=[.D8]-[.D7]" office:value-type="float" office:value="14" calcext:value-type="float">
            <text:p>1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H9]" office:value-type="float" office:value="1694" calcext:value-type="float">
            <text:p>1694</text:p>
          </table:table-cell>
          <table:table-cell table:formula="of:=[.B9]-[.B8]" office:value-type="float" office:value="566" calcext:value-type="float">
            <text:p>566</text:p>
          </table:table-cell>
          <table:table-cell table:formula="of:=[.C9]-[.C8]" office:value-type="float" office:value="326" calcext:value-type="float">
            <text:p>326</text:p>
          </table:table-cell>
          <table:table-cell table:formula="of:=[.D9]-[.D8]" office:value-type="float" office:value="324" calcext:value-type="float">
            <text:p>32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H10]" office:value-type="float" office:value="2036" calcext:value-type="float">
            <text:p>2036</text:p>
          </table:table-cell>
          <table:table-cell table:formula="of:=[.B10]-[.B9]" office:value-type="float" office:value="342" calcext:value-type="float">
            <text:p>342</text:p>
          </table:table-cell>
          <table:table-cell table:formula="of:=[.C10]-[.C9]" office:value-type="float" office:value="-224" calcext:value-type="float">
            <text:p>-224</text:p>
          </table:table-cell>
          <table:table-cell table:formula="of:=[.D10]-[.D9]" office:value-type="float" office:value="-550" calcext:value-type="float">
            <text:p>-5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H11]" office:value-type="float" office:value="2502" calcext:value-type="float">
            <text:p>2502</text:p>
          </table:table-cell>
          <table:table-cell table:formula="of:=[.B11]-[.B10]" office:value-type="float" office:value="466" calcext:value-type="float">
            <text:p>466</text:p>
          </table:table-cell>
          <table:table-cell table:formula="of:=[.C11]-[.C10]" office:value-type="float" office:value="124" calcext:value-type="float">
            <text:p>124</text:p>
          </table:table-cell>
          <table:table-cell table:formula="of:=[.D11]-[.D10]" office:value-type="float" office:value="348" calcext:value-type="float">
            <text:p>34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H12]" office:value-type="float" office:value="3089" calcext:value-type="float">
            <text:p>3089</text:p>
          </table:table-cell>
          <table:table-cell table:formula="of:=[.B12]-[.B11]" office:value-type="float" office:value="587" calcext:value-type="float">
            <text:p>587</text:p>
          </table:table-cell>
          <table:table-cell table:formula="of:=[.C12]-[.C11]" office:value-type="float" office:value="121" calcext:value-type="float">
            <text:p>121</text:p>
          </table:table-cell>
          <table:table-cell table:formula="of:=[.D12]-[.D11]" office:value-type="float" office:value="-3" calcext:value-type="float">
            <text:p>-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H13]" office:value-type="float" office:value="3858" calcext:value-type="float">
            <text:p>3858</text:p>
          </table:table-cell>
          <table:table-cell table:formula="of:=[.B13]-[.B12]" office:value-type="float" office:value="769" calcext:value-type="float">
            <text:p>769</text:p>
          </table:table-cell>
          <table:table-cell table:formula="of:=[.C13]-[.C12]" office:value-type="float" office:value="182" calcext:value-type="float">
            <text:p>182</text:p>
          </table:table-cell>
          <table:table-cell table:formula="of:=[.D13]-[.D12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H14]" office:value-type="float" office:value="4636" calcext:value-type="float">
            <text:p>4636</text:p>
          </table:table-cell>
          <table:table-cell table:formula="of:=[.B14]-[.B13]" office:value-type="float" office:value="778" calcext:value-type="float">
            <text:p>778</text:p>
          </table:table-cell>
          <table:table-cell table:formula="of:=[.C14]-[.C13]" office:value-type="float" office:value="9" calcext:value-type="float">
            <text:p>9</text:p>
          </table:table-cell>
          <table:table-cell table:formula="of:=[.D14]-[.D13]" office:value-type="float" office:value="-173" calcext:value-type="float">
            <text:p>-17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H15]" office:value-type="float" office:value="5883" calcext:value-type="float">
            <text:p>5883</text:p>
          </table:table-cell>
          <table:table-cell table:formula="of:=[.B15]-[.B14]" office:value-type="float" office:value="1247" calcext:value-type="float">
            <text:p>1247</text:p>
          </table:table-cell>
          <table:table-cell table:formula="of:=[.C15]-[.C14]" office:value-type="float" office:value="469" calcext:value-type="float">
            <text:p>469</text:p>
          </table:table-cell>
          <table:table-cell table:formula="of:=[.D15]-[.D14]" office:value-type="float" office:value="460" calcext:value-type="float">
            <text:p>460</text:p>
          </table:table-cell>
        </table:table-row>
      </table:table>
      <table:table table:name="Guariti" table:style-name="ta1">
        <table:shapes>
          <draw:frame draw:z-index="0" draw:style-name="gr1" draw:text-style-name="P1" svg:width="159.99mm" svg:height="89.99mm" svg:x="7.97mm" svg:y="78.8mm">
            <draw:object draw:notify-on-update-of-ranges="Guariti.A1:Guariti.A1 Guariti.A2:Guariti.A15 Guariti.B1:Guariti.B1 Guariti.B2:Guariti.B15 Guariti.C1:Guariti.C1 Guariti.C2:Guariti.C15 Guariti.D1:Guariti.D1 Guariti.D2:Guariti.D15 Guariti.E1:Guariti.E1 Guariti.E2:Guariti.E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76.94mm" svg:y="78.8mm">
            <draw:object draw:notify-on-update-of-ranges="Guariti.A1:Guariti.A1 Guariti.A2:Guariti.A15 Guariti.C1:Guariti.C1 Guariti.C2:Guariti.C15 Guariti.D1:Guariti.D1 Guariti.D2:Guariti.D15 Guariti.E1:Guariti.E1 Guariti.E2:Guariti.E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7" table:default-cell-style-name="ce3"/>
        <table:table-column table:style-name="co2" table:number-columns-repeated="3" table:default-cell-style-name="Default"/>
        <table:table-row table:style-name="ro4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messi_guari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F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F4]" office:value-type="float" office:value="1" calcext:value-type="float">
            <text:p>1</text:p>
          </table:table-cell>
          <table:table-cell table:formula="of:=[.B4]-[.B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F5]" office:value-type="float" office:value="3" calcext:value-type="float">
            <text:p>3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F6]" office:value-type="float" office:value="45" calcext:value-type="float">
            <text:p>45</text:p>
          </table:table-cell>
          <table:table-cell table:formula="of:=[.B6]-[.B5]" office:value-type="float" office:value="42" calcext:value-type="float">
            <text:p>42</text:p>
          </table:table-cell>
          <table:table-cell table:formula="of:=[.C6]-[.C5]" office:value-type="float" office:value="40" calcext:value-type="float">
            <text:p>40</text:p>
          </table:table-cell>
          <table:table-cell table:formula="of:=[.D6]-[.D5]" office:value-type="float" office:value="38" calcext:value-type="float">
            <text:p>38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F7]" office:value-type="float" office:value="46" calcext:value-type="float">
            <text:p>46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C7]-[.C6]" office:value-type="float" office:value="-41" calcext:value-type="float">
            <text:p>-41</text:p>
          </table:table-cell>
          <table:table-cell table:formula="of:=[.D7]-[.D6]" office:value-type="float" office:value="-81" calcext:value-type="float">
            <text:p>-8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F8]" office:value-type="float" office:value="50" calcext:value-type="float">
            <text:p>50</text:p>
          </table:table-cell>
          <table:table-cell table:formula="of:=[.B8]-[.B7]" office:value-type="float" office:value="4" calcext:value-type="float">
            <text:p>4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44" calcext:value-type="float">
            <text:p>4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F9]" office:value-type="float" office:value="83" calcext:value-type="float">
            <text:p>83</text:p>
          </table:table-cell>
          <table:table-cell table:formula="of:=[.B9]-[.B8]" office:value-type="float" office:value="33" calcext:value-type="float">
            <text:p>33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[.D9]-[.D8]" office:value-type="float" office:value="26" calcext:value-type="float">
            <text:p>26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F10]" office:value-type="float" office:value="149" calcext:value-type="float">
            <text:p>149</text:p>
          </table:table-cell>
          <table:table-cell table:formula="of:=[.B10]-[.B9]" office:value-type="float" office:value="66" calcext:value-type="float">
            <text:p>66</text:p>
          </table:table-cell>
          <table:table-cell table:formula="of:=[.C10]-[.C9]" office:value-type="float" office:value="33" calcext:value-type="float">
            <text:p>33</text:p>
          </table:table-cell>
          <table:table-cell table:formula="of:=[.D10]-[.D9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F11]" office:value-type="float" office:value="160" calcext:value-type="float">
            <text:p>160</text:p>
          </table:table-cell>
          <table:table-cell table:formula="of:=[.B11]-[.B10]" office:value-type="float" office:value="11" calcext:value-type="float">
            <text:p>11</text:p>
          </table:table-cell>
          <table:table-cell table:formula="of:=[.C11]-[.C10]" office:value-type="float" office:value="-55" calcext:value-type="float">
            <text:p>-55</text:p>
          </table:table-cell>
          <table:table-cell table:formula="of:=[.D11]-[.D10]" office:value-type="float" office:value="-88" calcext:value-type="float">
            <text:p>-8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F12]" office:value-type="float" office:value="276" calcext:value-type="float">
            <text:p>276</text:p>
          </table:table-cell>
          <table:table-cell table:formula="of:=[.B12]-[.B11]" office:value-type="float" office:value="116" calcext:value-type="float">
            <text:p>116</text:p>
          </table:table-cell>
          <table:table-cell table:formula="of:=[.C12]-[.C11]" office:value-type="float" office:value="105" calcext:value-type="float">
            <text:p>105</text:p>
          </table:table-cell>
          <table:table-cell table:formula="of:=[.D12]-[.D11]" office:value-type="float" office:value="160" calcext:value-type="float">
            <text:p>160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F13]" office:value-type="float" office:value="414" calcext:value-type="float">
            <text:p>414</text:p>
          </table:table-cell>
          <table:table-cell table:formula="of:=[.B13]-[.B12]" office:value-type="float" office:value="138" calcext:value-type="float">
            <text:p>138</text:p>
          </table:table-cell>
          <table:table-cell table:formula="of:=[.C13]-[.C12]" office:value-type="float" office:value="22" calcext:value-type="float">
            <text:p>22</text:p>
          </table:table-cell>
          <table:table-cell table:formula="of:=[.D13]-[.D12]" office:value-type="float" office:value="-83" calcext:value-type="float">
            <text:p>-8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F14]" office:value-type="float" office:value="523" calcext:value-type="float">
            <text:p>523</text:p>
          </table:table-cell>
          <table:table-cell table:formula="of:=[.B14]-[.B13]" office:value-type="float" office:value="109" calcext:value-type="float">
            <text:p>109</text:p>
          </table:table-cell>
          <table:table-cell table:formula="of:=[.C14]-[.C13]" office:value-type="float" office:value="-29" calcext:value-type="float">
            <text:p>-29</text:p>
          </table:table-cell>
          <table:table-cell table:formula="of:=[.D14]-[.D13]" office:value-type="float" office:value="-51" calcext:value-type="float">
            <text:p>-51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F15]" office:value-type="float" office:value="589" calcext:value-type="float">
            <text:p>589</text:p>
          </table:table-cell>
          <table:table-cell table:formula="of:=[.B15]-[.B14]" office:value-type="float" office:value="66" calcext:value-type="float">
            <text:p>66</text:p>
          </table:table-cell>
          <table:table-cell table:formula="of:=[.C15]-[.C14]" office:value-type="float" office:value="-43" calcext:value-type="float">
            <text:p>-43</text:p>
          </table:table-cell>
          <table:table-cell table:formula="of:=[.D15]-[.D14]" office:value-type="float" office:value="-14" calcext:value-type="float">
            <text:p>-14</text:p>
          </table:table-cell>
        </table:table-row>
      </table:table>
      <table:table table:name="Deceduti" table:style-name="ta1">
        <table:shapes>
          <draw:frame draw:z-index="0" draw:style-name="gr1" draw:text-style-name="P1" svg:width="159.99mm" svg:height="89.99mm" svg:x="178.31mm" svg:y="77.5mm">
            <draw:object draw:notify-on-update-of-ranges="Deceduti.A1:Deceduti.A1 Deceduti.A2:Deceduti.A15 Deceduti.C1:Deceduti.C1 Deceduti.C2:Deceduti.C15 Deceduti.D1:Deceduti.D1 Deceduti.D2:Deceduti.D15 Deceduti.E1:Deceduti.E1 Deceduti.E2:Deceduti.E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.11mm" svg:y="80.69mm">
            <draw:object draw:notify-on-update-of-ranges="Deceduti.A1:Deceduti.A1 Deceduti.A2:Deceduti.A15 Deceduti.B1:Deceduti.B1 Deceduti.B2:Deceduti.B15 Deceduti.C1:Deceduti.C1 Deceduti.C2:Deceduti.C15 Deceduti.D1:Deceduti.D1 Deceduti.D2:Deceduti.D15 Deceduti.E1:Deceduti.E1 Deceduti.E2:Deceduti.E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7" table:default-cell-style-name="ce3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cedu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G3]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G4]" office:value-type="float" office:value="10" calcext:value-type="float">
            <text:p>10</text:p>
          </table:table-cell>
          <table:table-cell table:formula="of:=[.B4]-[.B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G5]" office:value-type="float" office:value="12" calcext:value-type="float">
            <text:p>12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G6]" office:value-type="float" office:value="17" calcext:value-type="float">
            <text:p>17</text:p>
          </table:table-cell>
          <table:table-cell table:formula="of:=[.B6]-[.B5]" office:value-type="float" office:value="5" calcext:value-type="float">
            <text:p>5</text:p>
          </table:table-cell>
          <table:table-cell table:formula="of:=[.C6]-[.C5]" office:value-type="float" office:value="3" calcext:value-type="float">
            <text:p>3</text:p>
          </table:table-cell>
          <table:table-cell table:formula="of:=[.D6]-[.D5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G7]" office:value-type="float" office:value="21" calcext:value-type="float">
            <text:p>21</text:p>
          </table:table-cell>
          <table:table-cell table:formula="of:=[.B7]-[.B6]" office:value-type="float" office:value="4" calcext:value-type="float">
            <text:p>4</text:p>
          </table:table-cell>
          <table:table-cell table:formula="of:=[.C7]-[.C6]" office:value-type="float" office:value="-1" calcext:value-type="float">
            <text:p>-1</text:p>
          </table:table-cell>
          <table:table-cell table:formula="of:=[.D7]-[.D6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G8]" office:value-type="float" office:value="29" calcext:value-type="float">
            <text:p>29</text:p>
          </table:table-cell>
          <table:table-cell table:formula="of:=[.B8]-[.B7]" office:value-type="float" office:value="8" calcext:value-type="float">
            <text:p>8</text:p>
          </table:table-cell>
          <table:table-cell table:formula="of:=[.C8]-[.C7]" office:value-type="float" office:value="4" calcext:value-type="float">
            <text:p>4</text:p>
          </table:table-cell>
          <table:table-cell table:formula="of:=[.D8]-[.D7]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G9]" office:value-type="float" office:value="34" calcext:value-type="float">
            <text:p>34</text:p>
          </table:table-cell>
          <table:table-cell table:formula="of:=[.B9]-[.B8]" office:value-type="float" office:value="5" calcext:value-type="float">
            <text:p>5</text:p>
          </table:table-cell>
          <table:table-cell table:formula="of:=[.C9]-[.C8]" office:value-type="float" office:value="-3" calcext:value-type="float">
            <text:p>-3</text:p>
          </table:table-cell>
          <table:table-cell table:formula="of:=[.D9]-[.D8]" office:value-type="float" office:value="-7" calcext:value-type="float">
            <text:p>-7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G10]" office:value-type="float" office:value="52" calcext:value-type="float">
            <text:p>52</text:p>
          </table:table-cell>
          <table:table-cell table:formula="of:=[.B10]-[.B9]" office:value-type="float" office:value="18" calcext:value-type="float">
            <text:p>18</text:p>
          </table:table-cell>
          <table:table-cell table:formula="of:=[.C10]-[.C9]" office:value-type="float" office:value="13" calcext:value-type="float">
            <text:p>13</text:p>
          </table:table-cell>
          <table:table-cell table:formula="of:=[.D10]-[.D9]" office:value-type="float" office:value="16" calcext:value-type="float">
            <text:p>16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G11]" office:value-type="float" office:value="79" calcext:value-type="float">
            <text:p>79</text:p>
          </table:table-cell>
          <table:table-cell table:formula="of:=[.B11]-[.B10]" office:value-type="float" office:value="27" calcext:value-type="float">
            <text:p>27</text:p>
          </table:table-cell>
          <table:table-cell table:formula="of:=[.C11]-[.C10]" office:value-type="float" office:value="9" calcext:value-type="float">
            <text:p>9</text:p>
          </table:table-cell>
          <table:table-cell table:formula="of:=[.D11]-[.D10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G12]" office:value-type="float" office:value="107" calcext:value-type="float">
            <text:p>107</text:p>
          </table:table-cell>
          <table:table-cell table:formula="of:=[.B12]-[.B11]" office:value-type="float" office:value="28" calcext:value-type="float">
            <text:p>28</text:p>
          </table:table-cell>
          <table:table-cell table:formula="of:=[.C12]-[.C11]" office:value-type="float" office:value="1" calcext:value-type="float">
            <text:p>1</text:p>
          </table:table-cell>
          <table:table-cell table:formula="of:=[.D12]-[.D11]" office:value-type="float" office:value="-8" calcext:value-type="float">
            <text:p>-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G13]" office:value-type="float" office:value="148" calcext:value-type="float">
            <text:p>148</text:p>
          </table:table-cell>
          <table:table-cell table:formula="of:=[.B13]-[.B12]" office:value-type="float" office:value="41" calcext:value-type="float">
            <text:p>41</text:p>
          </table:table-cell>
          <table:table-cell table:formula="of:=[.C13]-[.C12]" office:value-type="float" office:value="13" calcext:value-type="float">
            <text:p>13</text:p>
          </table:table-cell>
          <table:table-cell table:formula="of:=[.D13]-[.D12]"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G14]" office:value-type="float" office:value="197" calcext:value-type="float">
            <text:p>197</text:p>
          </table:table-cell>
          <table:table-cell table:formula="of:=[.B14]-[.B13]" office:value-type="float" office:value="49" calcext:value-type="float">
            <text:p>49</text:p>
          </table:table-cell>
          <table:table-cell table:formula="of:=[.C14]-[.C13]" office:value-type="float" office:value="8" calcext:value-type="float">
            <text:p>8</text:p>
          </table:table-cell>
          <table:table-cell table:formula="of:=[.D14]-[.D13]" office:value-type="float" office:value="-5" calcext:value-type="float">
            <text:p>-5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G15]" office:value-type="float" office:value="233" calcext:value-type="float">
            <text:p>233</text:p>
          </table:table-cell>
          <table:table-cell table:formula="of:=[.B15]-[.B14]" office:value-type="float" office:value="36" calcext:value-type="float">
            <text:p>36</text:p>
          </table:table-cell>
          <table:table-cell table:formula="of:=[.C15]-[.C14]" office:value-type="float" office:value="-13" calcext:value-type="float">
            <text:p>-13</text:p>
          </table:table-cell>
          <table:table-cell table:formula="of:=[.D15]-[.D14]" office:value-type="float" office:value="-21" calcext:value-type="float">
            <text:p>-21</text:p>
          </table:table-cell>
        </table:table-row>
      </table:table>
      <table:table table:name="Ospedalizzati" table:style-name="ta1">
        <table:shapes>
          <draw:frame draw:z-index="0" draw:style-name="gr1" draw:text-style-name="P1" svg:width="159.91mm" svg:height="90.04mm" svg:x="9.63mm" svg:y="71.72mm">
            <draw:object draw:notify-on-update-of-ranges="Ospedalizzati.A1:Ospedalizzati.A1 Ospedalizzati.A2:Ospedalizzati.A15 Ospedalizzati.B1:Ospedalizzati.B1 Ospedalizzati.B2:Ospedalizzati.B15 Ospedalizzati.C1:Ospedalizzati.C1 Ospedalizzati.C2:Ospedalizzati.C15 Ospedalizzati.D1:Ospedalizzati.D1 Ospedalizzati.D2:Ospedalizzati.D15 Ospedalizzati.E1:Ospedalizzati.E1 Ospedalizzati.E2:Ospedalizzati.E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9mm" svg:height="90.04mm" svg:x="170.64mm" svg:y="59.5mm">
            <draw:object draw:notify-on-update-of-ranges="Ospedalizzati.A1:Ospedalizzati.A1 Ospedalizzati.A2:Ospedalizzati.A15 Ospedalizzati.C1:Ospedalizzati.C1 Ospedalizzati.C2:Ospedalizzati.C15 Ospedalizzati.D1:Ospedalizzati.D1 Ospedalizzati.D2:Ospedalizzati.D15 Ospedalizzati.E1:Ospedalizzati.E1 Ospedalizzati.E2:Ospedalizzati.E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8" table:default-cell-style-name="ce2"/>
        <table:table-column table:style-name="co9" table:default-cell-style-name="ce3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spedalizza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C3]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C4]" office:value-type="float" office:value="149" calcext:value-type="float">
            <text:p>149</text:p>
          </table:table-cell>
          <table:table-cell table:formula="of:=[.B4]-[.B3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C5]" office:value-type="float" office:value="164" calcext:value-type="float">
            <text:p>164</text:p>
          </table:table-cell>
          <table:table-cell table:formula="of:=[.B5]-[.B4]" office:value-type="float" office:value="15" calcext:value-type="float">
            <text:p>15</text:p>
          </table:table-cell>
          <table:table-cell table:formula="of:=[.C5]-[.C4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C6]" office:value-type="float" office:value="304" calcext:value-type="float">
            <text:p>304</text:p>
          </table:table-cell>
          <table:table-cell table:formula="of:=[.B6]-[.B5]" office:value-type="float" office:value="140" calcext:value-type="float">
            <text:p>140</text:p>
          </table:table-cell>
          <table:table-cell table:formula="of:=[.C6]-[.C5]" office:value-type="float" office:value="125" calcext:value-type="float">
            <text:p>125</text:p>
          </table:table-cell>
          <table:table-cell table:formula="of:=[.D6]-[.D5]"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C7]" office:value-type="float" office:value="409" calcext:value-type="float">
            <text:p>409</text:p>
          </table:table-cell>
          <table:table-cell table:formula="of:=[.B7]-[.B6]" office:value-type="float" office:value="105" calcext:value-type="float">
            <text:p>105</text:p>
          </table:table-cell>
          <table:table-cell table:formula="of:=[.C7]-[.C6]" office:value-type="float" office:value="-35" calcext:value-type="float">
            <text:p>-35</text:p>
          </table:table-cell>
          <table:table-cell table:formula="of:=[.D7]-[.D6]" office:value-type="float" office:value="-160" calcext:value-type="float">
            <text:p>-160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C8]" office:value-type="float" office:value="506" calcext:value-type="float">
            <text:p>506</text:p>
          </table:table-cell>
          <table:table-cell table:formula="of:=[.B8]-[.B7]" office:value-type="float" office:value="97" calcext:value-type="float">
            <text:p>97</text:p>
          </table:table-cell>
          <table:table-cell table:formula="of:=[.C8]-[.C7]" office:value-type="float" office:value="-8" calcext:value-type="float">
            <text:p>-8</text:p>
          </table:table-cell>
          <table:table-cell table:formula="of:=[.D8]-[.D7]" office:value-type="float" office:value="27" calcext:value-type="float">
            <text:p>27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C9]" office:value-type="float" office:value="779" calcext:value-type="float">
            <text:p>779</text:p>
          </table:table-cell>
          <table:table-cell table:formula="of:=[.B9]-[.B8]" office:value-type="float" office:value="273" calcext:value-type="float">
            <text:p>273</text:p>
          </table:table-cell>
          <table:table-cell table:formula="of:=[.C9]-[.C8]" office:value-type="float" office:value="176" calcext:value-type="float">
            <text:p>176</text:p>
          </table:table-cell>
          <table:table-cell table:formula="of:=[.D9]-[.D8]" office:value-type="float" office:value="184" calcext:value-type="float">
            <text:p>18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C10]" office:value-type="float" office:value="908" calcext:value-type="float">
            <text:p>908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44" calcext:value-type="float">
            <text:p>-144</text:p>
          </table:table-cell>
          <table:table-cell table:formula="of:=[.D10]-[.D9]" office:value-type="float" office:value="-320" calcext:value-type="float">
            <text:p>-32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C11]" office:value-type="float" office:value="1263" calcext:value-type="float">
            <text:p>1263</text:p>
          </table:table-cell>
          <table:table-cell table:formula="of:=[.B11]-[.B10]" office:value-type="float" office:value="355" calcext:value-type="float">
            <text:p>355</text:p>
          </table:table-cell>
          <table:table-cell table:formula="of:=[.C11]-[.C10]" office:value-type="float" office:value="226" calcext:value-type="float">
            <text:p>226</text:p>
          </table:table-cell>
          <table:table-cell table:formula="of:=[.D11]-[.D10]" office:value-type="float" office:value="370" calcext:value-type="float">
            <text:p>3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C12]" office:value-type="float" office:value="1641" calcext:value-type="float">
            <text:p>1641</text:p>
          </table:table-cell>
          <table:table-cell table:formula="of:=[.B12]-[.B11]" office:value-type="float" office:value="378" calcext:value-type="float">
            <text:p>378</text:p>
          </table:table-cell>
          <table:table-cell table:formula="of:=[.C12]-[.C11]" office:value-type="float" office:value="23" calcext:value-type="float">
            <text:p>23</text:p>
          </table:table-cell>
          <table:table-cell table:formula="of:=[.D12]-[.D11]" office:value-type="float" office:value="-203" calcext:value-type="float">
            <text:p>-20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C13]" office:value-type="float" office:value="2141" calcext:value-type="float">
            <text:p>2141</text:p>
          </table:table-cell>
          <table:table-cell table:formula="of:=[.B13]-[.B12]" office:value-type="float" office:value="500" calcext:value-type="float">
            <text:p>500</text:p>
          </table:table-cell>
          <table:table-cell table:formula="of:=[.C13]-[.C12]" office:value-type="float" office:value="122" calcext:value-type="float">
            <text:p>122</text:p>
          </table:table-cell>
          <table:table-cell table:formula="of:=[.D13]-[.D12]"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C14]" office:value-type="float" office:value="2856" calcext:value-type="float">
            <text:p>2856</text:p>
          </table:table-cell>
          <table:table-cell table:formula="of:=[.B14]-[.B13]" office:value-type="float" office:value="715" calcext:value-type="float">
            <text:p>715</text:p>
          </table:table-cell>
          <table:table-cell table:formula="of:=[.C14]-[.C13]" office:value-type="float" office:value="215" calcext:value-type="float">
            <text:p>215</text:p>
          </table:table-cell>
          <table:table-cell table:formula="of:=[.D14]-[.D13]"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C15]" office:value-type="float" office:value="3218" calcext:value-type="float">
            <text:p>3218</text:p>
          </table:table-cell>
          <table:table-cell table:formula="of:=[.B15]-[.B14]" office:value-type="float" office:value="362" calcext:value-type="float">
            <text:p>362</text:p>
          </table:table-cell>
          <table:table-cell table:formula="of:=[.C15]-[.C14]" office:value-type="float" office:value="-353" calcext:value-type="float">
            <text:p>-353</text:p>
          </table:table-cell>
          <table:table-cell table:formula="of:=[.D15]-[.D14]" office:value-type="float" office:value="-568" calcext:value-type="float">
            <text:p>-568</text:p>
          </table:table-cell>
        </table:table-row>
      </table:table>
      <table:table table:name="Quarantena" table:style-name="ta1">
        <table:shapes>
          <draw:frame draw:z-index="0" draw:style-name="gr1" draw:text-style-name="P1" svg:width="159.99mm" svg:height="89.99mm" svg:x="9.84mm" svg:y="80.92mm">
            <draw:object draw:notify-on-update-of-ranges="Quarantena.A1:Quarantena.A1 Quarantena.A2:Quarantena.A15 Quarantena.B1:Quarantena.B1 Quarantena.B2:Quarantena.B15 Quarantena.C1:Quarantena.C1 Quarantena.C2:Quarantena.C15 Quarantena.D1:Quarantena.D1 Quarantena.D2:Quarantena.D15 Quarantena.E1:Quarantena.E1 Quarantena.E2:Quarantena.E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93.61mm" svg:y="84.91mm">
            <draw:object draw:notify-on-update-of-ranges="Quarantena.A1:Quarantena.A1 Quarantena.A2:Quarantena.A15 Quarantena.C1:Quarantena.C1 Quarantena.C2:Quarantena.C15 Quarantena.D1:Quarantena.D1 Quarantena.D2:Quarantena.D15 Quarantena.E1:Quarantena.E1 Quarantena.E2:Quarantena.E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0" table:default-cell-style-name="ce3"/>
        <table:table-column table:style-name="co2" table:number-columns-repeated="3" table:default-cell-style-name="Default"/>
        <table:table-row table:style-name="ro4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solamento_domiciliar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D3]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D4]" office:value-type="float" office:value="162" calcext:value-type="float">
            <text:p>162</text:p>
          </table:table-cell>
          <table:table-cell table:formula="of:=[.B4]-[.B3]"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D5]" office:value-type="float" office:value="221" calcext:value-type="float">
            <text:p>221</text:p>
          </table:table-cell>
          <table:table-cell table:formula="of:=[.B5]-[.B4]" office:value-type="float" office:value="59" calcext:value-type="float">
            <text:p>59</text:p>
          </table:table-cell>
          <table:table-cell table:formula="of:=[.C5]-[.C4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D6]" office:value-type="float" office:value="284" calcext:value-type="float">
            <text:p>284</text:p>
          </table:table-cell>
          <table:table-cell table:formula="of:=[.B6]-[.B5]" office:value-type="float" office:value="63" calcext:value-type="float">
            <text:p>63</text:p>
          </table:table-cell>
          <table:table-cell table:formula="of:=[.C6]-[.C5]" office:value-type="float" office:value="4" calcext:value-type="float">
            <text:p>4</text:p>
          </table:table-cell>
          <table:table-cell table:formula="of:=[.D6]-[.D5]" office:value-type="float" office:value="13" calcext:value-type="float">
            <text:p>13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D7]" office:value-type="float" office:value="412" calcext:value-type="float">
            <text:p>412</text:p>
          </table:table-cell>
          <table:table-cell table:formula="of:=[.B7]-[.B6]" office:value-type="float" office:value="128" calcext:value-type="float">
            <text:p>128</text:p>
          </table:table-cell>
          <table:table-cell table:formula="of:=[.C7]-[.C6]" office:value-type="float" office:value="65" calcext:value-type="float">
            <text:p>65</text:p>
          </table:table-cell>
          <table:table-cell table:formula="of:=[.D7]-[.D6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D8]" office:value-type="float" office:value="543" calcext:value-type="float">
            <text:p>543</text:p>
          </table:table-cell>
          <table:table-cell table:formula="of:=[.B8]-[.B7]" office:value-type="float" office:value="131" calcext:value-type="float">
            <text:p>131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-62" calcext:value-type="float">
            <text:p>-62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D9]" office:value-type="float" office:value="798" calcext:value-type="float">
            <text:p>798</text:p>
          </table:table-cell>
          <table:table-cell table:formula="of:=[.B9]-[.B8]" office:value-type="float" office:value="255" calcext:value-type="float">
            <text:p>255</text:p>
          </table:table-cell>
          <table:table-cell table:formula="of:=[.C9]-[.C8]" office:value-type="float" office:value="124" calcext:value-type="float">
            <text:p>124</text:p>
          </table:table-cell>
          <table:table-cell table:formula="of:=[.D9]-[.D8]" office:value-type="float" office:value="121" calcext:value-type="float">
            <text:p>121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D10]" office:value-type="float" office:value="927" calcext:value-type="float">
            <text:p>927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26" calcext:value-type="float">
            <text:p>-126</text:p>
          </table:table-cell>
          <table:table-cell table:formula="of:=[.D10]-[.D9]" office:value-type="float" office:value="-250" calcext:value-type="float">
            <text:p>-2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D11]" office:value-type="float" office:value="1000" calcext:value-type="float">
            <text:p>1000</text:p>
          </table:table-cell>
          <table:table-cell table:formula="of:=[.B11]-[.B10]" office:value-type="float" office:value="73" calcext:value-type="float">
            <text:p>73</text:p>
          </table:table-cell>
          <table:table-cell table:formula="of:=[.C11]-[.C10]" office:value-type="float" office:value="-56" calcext:value-type="float">
            <text:p>-56</text:p>
          </table:table-cell>
          <table:table-cell table:formula="of:=[.D11]-[.D10]"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D12]" office:value-type="float" office:value="1065" calcext:value-type="float">
            <text:p>1065</text:p>
          </table:table-cell>
          <table:table-cell table:formula="of:=[.B12]-[.B11]" office:value-type="float" office:value="65" calcext:value-type="float">
            <text:p>65</text:p>
          </table:table-cell>
          <table:table-cell table:formula="of:=[.C12]-[.C11]" office:value-type="float" office:value="-8" calcext:value-type="float">
            <text:p>-8</text:p>
          </table:table-cell>
          <table:table-cell table:formula="of:=[.D12]-[.D11]" office:value-type="float" office:value="48" calcext:value-type="float">
            <text:p>4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D13]" office:value-type="float" office:value="1155" calcext:value-type="float">
            <text:p>1155</text:p>
          </table:table-cell>
          <table:table-cell table:formula="of:=[.B13]-[.B12]" office:value-type="float" office:value="90" calcext:value-type="float">
            <text:p>90</text:p>
          </table:table-cell>
          <table:table-cell table:formula="of:=[.C13]-[.C12]" office:value-type="float" office:value="25" calcext:value-type="float">
            <text:p>25</text:p>
          </table:table-cell>
          <table:table-cell table:formula="of:=[.D13]-[.D12]" office:value-type="float" office:value="33" calcext:value-type="float">
            <text:p>3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D14]" office:value-type="float" office:value="1060" calcext:value-type="float">
            <text:p>1060</text:p>
          </table:table-cell>
          <table:table-cell table:formula="of:=[.B14]-[.B13]" office:value-type="float" office:value="-95" calcext:value-type="float">
            <text:p>-95</text:p>
          </table:table-cell>
          <table:table-cell table:formula="of:=[.C14]-[.C13]" office:value-type="float" office:value="-185" calcext:value-type="float">
            <text:p>-185</text:p>
          </table:table-cell>
          <table:table-cell table:formula="of:=[.D14]-[.D13]" office:value-type="float" office:value="-210" calcext:value-type="float">
            <text:p>-210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D15]" office:value-type="float" office:value="1843" calcext:value-type="float">
            <text:p>1843</text:p>
          </table:table-cell>
          <table:table-cell table:formula="of:=[.B15]-[.B14]" office:value-type="float" office:value="783" calcext:value-type="float">
            <text:p>783</text:p>
          </table:table-cell>
          <table:table-cell table:formula="of:=[.C15]-[.C14]" office:value-type="float" office:value="878" calcext:value-type="float">
            <text:p>878</text:p>
          </table:table-cell>
          <table:table-cell table:formula="of:=[.D15]-[.D14]" office:value-type="float" office:value="1063" calcext:value-type="float">
            <text:p>1063</text:p>
          </table:table-cell>
        </table:table-row>
      </table:table>
      <table:table table:name="Positivi" table:style-name="ta1">
        <table:shapes>
          <draw:frame draw:z-index="0" draw:style-name="gr1" draw:text-style-name="P1" svg:width="159.87mm" svg:height="90.03mm" svg:x="4.13mm" svg:y="72.3mm">
            <draw:object draw:notify-on-update-of-ranges="Positivi.A1:Positivi.A1 Positivi.A2:Positivi.A15 Positivi.B1:Positivi.B1 Positivi.B2:Positivi.B15 Positivi.C1:Positivi.C1 Positivi.C2:Positivi.C15 Positivi.D1:Positivi.D1 Positivi.D2:Positivi.D15 Positivi.E1:Positivi.E1 Positivi.E2:Positivi.E1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9.88mm" svg:height="90.04mm" svg:x="174.18mm" svg:y="73.88mm">
            <draw:object draw:notify-on-update-of-ranges="Positivi.A1:Positivi.A1 Positivi.A2:Positivi.A15 Positivi.C1:Positivi.C1 Positivi.C2:Positivi.C15 Positivi.D1:Positivi.D1 Positivi.D2:Positivi.D15 Positivi.E1:Positivi.E1 Positivi.E2:Positivi.E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1" table:default-cell-style-name="ce2"/>
        <table:table-column table:style-name="co12" table:default-cell-style-name="ce3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table:formula="of:=[$Dati.E1]" office:value-type="string" office:string-value="attualmente_positivi" calcext:value-type="string">
            <text:p>attualmente_positiv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E3]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E4]" office:value-type="float" office:value="311" calcext:value-type="float">
            <text:p>311</text:p>
          </table:table-cell>
          <table:table-cell table:formula="of:=[.B4]-[.B3]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E5]" office:value-type="float" office:value="385" calcext:value-type="float">
            <text:p>385</text:p>
          </table:table-cell>
          <table:table-cell table:formula="of:=[.B5]-[.B4]" office:value-type="float" office:value="74" calcext:value-type="float">
            <text:p>74</text:p>
          </table:table-cell>
          <table:table-cell table:formula="of:=[.C5]-[.C4]" office:value-type="float" office:value="-16" calcext:value-type="float">
            <text:p>-16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E6]" office:value-type="float" office:value="588" calcext:value-type="float">
            <text:p>588</text:p>
          </table:table-cell>
          <table:table-cell table:formula="of:=[.B6]-[.B5]" office:value-type="float" office:value="203" calcext:value-type="float">
            <text:p>203</text:p>
          </table:table-cell>
          <table:table-cell table:formula="of:=[.C6]-[.C5]" office:value-type="float" office:value="129" calcext:value-type="float">
            <text:p>129</text:p>
          </table:table-cell>
          <table:table-cell table:formula="of:=[.D6]-[.D5]" office:value-type="float" office:value="145" calcext:value-type="float">
            <text:p>145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E7]" office:value-type="float" office:value="821" calcext:value-type="float">
            <text:p>821</text:p>
          </table:table-cell>
          <table:table-cell table:formula="of:=[.B7]-[.B6]" office:value-type="float" office:value="233" calcext:value-type="float">
            <text:p>233</text:p>
          </table:table-cell>
          <table:table-cell table:formula="of:=[.C7]-[.C6]" office:value-type="float" office:value="30" calcext:value-type="float">
            <text:p>30</text:p>
          </table:table-cell>
          <table:table-cell table:formula="of:=[.D7]-[.D6]" office:value-type="float" office:value="-99" calcext:value-type="float">
            <text:p>-99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E8]" office:value-type="float" office:value="1049" calcext:value-type="float">
            <text:p>1049</text:p>
          </table:table-cell>
          <table:table-cell table:formula="of:=[.B8]-[.B7]" office:value-type="float" office:value="228" calcext:value-type="float">
            <text:p>228</text:p>
          </table:table-cell>
          <table:table-cell table:formula="of:=[.C8]-[.C7]" office:value-type="float" office:value="-5" calcext:value-type="float">
            <text:p>-5</text:p>
          </table:table-cell>
          <table:table-cell table:formula="of:=[.D8]-[.D7]" office:value-type="float" office:value="-35" calcext:value-type="float">
            <text:p>-35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E9]" office:value-type="float" office:value="1577" calcext:value-type="float">
            <text:p>1577</text:p>
          </table:table-cell>
          <table:table-cell table:formula="of:=[.B9]-[.B8]" office:value-type="float" office:value="528" calcext:value-type="float">
            <text:p>528</text:p>
          </table:table-cell>
          <table:table-cell table:formula="of:=[.C9]-[.C8]" office:value-type="float" office:value="300" calcext:value-type="float">
            <text:p>300</text:p>
          </table:table-cell>
          <table:table-cell table:formula="of:=[.D9]-[.D8]" office:value-type="float" office:value="305" calcext:value-type="float">
            <text:p>305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E10]" office:value-type="float" office:value="1835" calcext:value-type="float">
            <text:p>1835</text:p>
          </table:table-cell>
          <table:table-cell table:formula="of:=[.B10]-[.B9]" office:value-type="float" office:value="258" calcext:value-type="float">
            <text:p>258</text:p>
          </table:table-cell>
          <table:table-cell table:formula="of:=[.C10]-[.C9]" office:value-type="float" office:value="-270" calcext:value-type="float">
            <text:p>-270</text:p>
          </table:table-cell>
          <table:table-cell table:formula="of:=[.D10]-[.D9]" office:value-type="float" office:value="-570" calcext:value-type="float">
            <text:p>-57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E11]" office:value-type="float" office:value="2263" calcext:value-type="float">
            <text:p>2263</text:p>
          </table:table-cell>
          <table:table-cell table:formula="of:=[.B11]-[.B10]" office:value-type="float" office:value="428" calcext:value-type="float">
            <text:p>428</text:p>
          </table:table-cell>
          <table:table-cell table:formula="of:=[.C11]-[.C10]" office:value-type="float" office:value="170" calcext:value-type="float">
            <text:p>170</text:p>
          </table:table-cell>
          <table:table-cell table:formula="of:=[.D11]-[.D10]" office:value-type="float" office:value="440" calcext:value-type="float">
            <text:p>44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E12]" office:value-type="float" office:value="2706" calcext:value-type="float">
            <text:p>2706</text:p>
          </table:table-cell>
          <table:table-cell table:formula="of:=[.B12]-[.B11]" office:value-type="float" office:value="443" calcext:value-type="float">
            <text:p>443</text:p>
          </table:table-cell>
          <table:table-cell table:formula="of:=[.C12]-[.C11]" office:value-type="float" office:value="15" calcext:value-type="float">
            <text:p>15</text:p>
          </table:table-cell>
          <table:table-cell table:formula="of:=[.D12]-[.D11]" office:value-type="float" office:value="-155" calcext:value-type="float">
            <text:p>-155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E13]" office:value-type="float" office:value="3296" calcext:value-type="float">
            <text:p>3296</text:p>
          </table:table-cell>
          <table:table-cell table:formula="of:=[.B13]-[.B12]" office:value-type="float" office:value="590" calcext:value-type="float">
            <text:p>590</text:p>
          </table:table-cell>
          <table:table-cell table:formula="of:=[.C13]-[.C12]" office:value-type="float" office:value="147" calcext:value-type="float">
            <text:p>147</text:p>
          </table:table-cell>
          <table:table-cell table:formula="of:=[.D13]-[.D12]"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E14]" office:value-type="float" office:value="3916" calcext:value-type="float">
            <text:p>3916</text:p>
          </table:table-cell>
          <table:table-cell table:formula="of:=[.B14]-[.B13]" office:value-type="float" office:value="620" calcext:value-type="float">
            <text:p>620</text:p>
          </table:table-cell>
          <table:table-cell table:formula="of:=[.C14]-[.C13]" office:value-type="float" office:value="30" calcext:value-type="float">
            <text:p>30</text:p>
          </table:table-cell>
          <table:table-cell table:formula="of:=[.D14]-[.D13]" office:value-type="float" office:value="-117" calcext:value-type="float">
            <text:p>-117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E15]" office:value-type="float" office:value="5061" calcext:value-type="float">
            <text:p>5061</text:p>
          </table:table-cell>
          <table:table-cell table:formula="of:=[.B15]-[.B14]" office:value-type="float" office:value="1145" calcext:value-type="float">
            <text:p>1145</text:p>
          </table:table-cell>
          <table:table-cell table:formula="of:=[.C15]-[.C14]" office:value-type="float" office:value="525" calcext:value-type="float">
            <text:p>525</text:p>
          </table:table-cell>
          <table:table-cell table:formula="of:=[.D15]-[.D14]" office:value-type="float" office:value="495" calcext:value-type="float">
            <text:p>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0:50:30.814000000</meta:creation-date>
    <dc:date>2020-03-08T11:37:01.058000000</dc:date>
    <meta:editing-duration>PT46M28S</meta:editing-duration>
    <meta:editing-cycles>7</meta:editing-cycles>
    <meta:generator>LibreOffice/6.0.2.1$Windows_X86_64 LibreOffice_project/f7f06a8f319e4b62f9bc5095aa112a65d2f3ac89</meta:generator>
    <meta:document-statistic meta:table-count="7" meta:cell-count="51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454cm" style:legend-expansion="high" chart:style-name="ch2"/>
        <chart:plot-area chart:style-name="ch3" table:cell-range-address="'Casi totali'.A1:'Casi totali'.E15" chart:data-source-has-labels="both" svg:x="0.32cm" svg:y="0.18cm" svg:width="12.349cm" svg:height="8.64cm">
          <chartooo:coordinate-region svg:x="1.458cm" svg:y="0.379cm" svg:width="10.072cm" svg:height="8.242cm"/>
          <chart:axis chart:dimension="x" chart:name="primary-x" chart:style-name="ch4" chartooo:axis-type="auto">
            <chart:categories table:cell-range-address="'Casi totali'.A2:'Casi totali'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B2:'Casi totali'.B15" chart:label-cell-address="'Casi totali'.B1:'Casi totali'.B1" chart:class="chart:scatter">
            <chart:domain table:cell-range-address="'Casi totali'.A2:'Casi totali'.A15"/>
            <chart:data-point chart:repeated="14"/>
          </chart:series>
          <chart:series chart:style-name="ch8" chart:values-cell-range-address="'Casi totali'.C2:'Casi totali'.C15" chart:label-cell-address="'Casi totali'.C1:'Casi totali'.C1" chart:class="chart:scatter">
            <chart:data-point chart:repeated="14"/>
          </chart:series>
          <chart:series chart:style-name="ch9" chart:values-cell-range-address="'Casi totali'.D2:'Casi totali'.D15" chart:label-cell-address="'Casi totali'.D1:'Casi totali'.D1" chart:class="chart:scatter">
            <chart:data-point chart:repeated="14"/>
          </chart:series>
          <chart:series chart:style-name="ch10" chart:values-cell-range-address="'Casi totali'.E2:'Casi totali'.E15" chart:label-cell-address="'Casi totali'.E1:'Casi totali'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e_casi</text:p>
                <draw:g>
                  <svg:desc>'Casi totali'.B1:'Casi totali'.B1</svg:desc>
                </draw:g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15</svg:desc>
                </draw:g>
              </table:table-cell>
              <table:table-cell office:value-type="float" office:value="NaN">
                <text:p>NaN</text:p>
                <draw:g>
                  <svg:desc>'Casi totali'.B2:'Casi totali'.B15</svg:desc>
                </draw:g>
              </table:table-cell>
              <table:table-cell office:value-type="float" office:value="NaN">
                <text:p>NaN</text:p>
                <draw:g>
                  <svg:desc>'Casi totali'.C2:'Casi totali'.C15</svg:desc>
                </draw:g>
              </table:table-cell>
              <table:table-cell office:value-type="float" office:value="NaN">
                <text:p>NaN</text:p>
                <draw:g>
                  <svg:desc>'Casi totali'.D2:'Casi totali'.D15</svg:desc>
                </draw:g>
              </table:table-cell>
              <table:table-cell office:value-type="float" office:value="NaN">
                <text:p>NaN</text:p>
                <draw:g>
                  <svg:desc>'Casi totali'.E2:'Casi totali'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322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00">
                <text:p>400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650">
                <text:p>650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888">
                <text:p>888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1128">
                <text:p>1128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1694">
                <text:p>1694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2036">
                <text:p>2036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2502">
                <text:p>2502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3089">
                <text:p>3089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3858">
                <text:p>3858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636">
                <text:p>4636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5883">
                <text:p>5883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4.277cm" svg:y="3.705cm" style:legend-expansion="high" chart:style-name="ch2"/>
        <chart:plot-area chart:style-name="ch3" table:cell-range-address="Ospedalizzati.A1:Ospedalizzati.A15 Ospedalizzati.C1:Ospedalizzati.E15" chart:data-source-has-labels="both" svg:x="0.319cm" svg:y="0.18cm" svg:width="13.639cm" svg:height="8.645cm">
          <chartooo:coordinate-region svg:x="1.457cm" svg:y="0.379cm" svg:width="11.362cm" svg:height="8.247cm"/>
          <chart:axis chart:dimension="x" chart:name="primary-x" chart:style-name="ch4" chartooo:axis-type="auto">
            <chart:categories table:cell-range-address="Ospedalizzati.A2:Ospedalizza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C2:Ospedalizzati.C15" chart:label-cell-address="Ospedalizzati.C1:Ospedalizzati.C1" chart:class="chart:scatter">
            <chart:domain table:cell-range-address="Ospedalizzati.A2:Ospedalizzati.A15"/>
            <chart:data-point chart:repeated="14"/>
          </chart:series>
          <chart:series chart:style-name="ch8" chart:values-cell-range-address="Ospedalizzati.D2:Ospedalizzati.D15" chart:label-cell-address="Ospedalizzati.D1:Ospedalizzati.D1" chart:class="chart:scatter">
            <chart:data-point chart:repeated="14"/>
          </chart:series>
          <chart:series chart:style-name="ch9" chart:values-cell-range-address="Ospedalizzati.E2:Ospedalizzati.E15" chart:label-cell-address="Ospedalizzati.E1:Ospedalizzati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15</svg:desc>
                </draw:g>
              </table:table-cell>
              <table:table-cell office:value-type="float" office:value="NaN">
                <text:p>NaN</text:p>
                <draw:g>
                  <svg:desc>Ospedalizzati.C2:Ospedalizzati.C15</svg:desc>
                </draw:g>
              </table:table-cell>
              <table:table-cell office:value-type="float" office:value="NaN">
                <text:p>NaN</text:p>
                <draw:g>
                  <svg:desc>Ospedalizzati.D2:Ospedalizzati.D15</svg:desc>
                </draw:g>
              </table:table-cell>
              <table:table-cell office:value-type="float" office:value="NaN">
                <text:p>NaN</text:p>
                <draw:g>
                  <svg:desc>Ospedalizzati.E2:Ospedalizza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4cm" xlink:href=".." xlink:type="simple" chart:class="chart:scatter" chart:style-name="ch1">
        <chart:legend chart:legend-position="end" svg:x="11.575cm" svg:y="3.456cm" style:legend-expansion="high" chart:style-name="ch2"/>
        <chart:plot-area chart:style-name="ch3" table:cell-range-address="Positivi.A1:Positivi.E15" chart:data-source-has-labels="both" svg:x="0.319cm" svg:y="0.18cm" svg:width="10.937cm" svg:height="8.644cm">
          <chartooo:coordinate-region svg:x="1.457cm" svg:y="0.38cm" svg:width="8.66cm" svg:height="8.245cm"/>
          <chart:axis chart:dimension="x" chart:name="primary-x" chart:style-name="ch4" chartooo:axis-type="auto">
            <chart:categories table:cell-range-address="Positivi.A2:Positiv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itivi.B2:Positivi.B15" chart:label-cell-address="Positivi.B1:Positivi.B1" chart:class="chart:scatter">
            <chart:domain table:cell-range-address="Positivi.A2:Positivi.A15"/>
            <chart:data-point chart:repeated="14"/>
          </chart:series>
          <chart:series chart:style-name="ch8" chart:values-cell-range-address="Positivi.C2:Positivi.C15" chart:label-cell-address="Positivi.C1:Positivi.C1" chart:class="chart:scatter">
            <chart:data-point chart:repeated="14"/>
          </chart:series>
          <chart:series chart:style-name="ch9" chart:values-cell-range-address="Positivi.D2:Positivi.D15" chart:label-cell-address="Positivi.D1:Positivi.D1" chart:class="chart:scatter">
            <chart:data-point chart:repeated="14"/>
          </chart:series>
          <chart:series chart:style-name="ch10" chart:values-cell-range-address="Positivi.E2:Positivi.E15" chart:label-cell-address="Positivi.E1:Positivi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ualmente_positivi</text:p>
                <draw:g>
                  <svg:desc>Positivi.B1:Positivi.B1</svg:desc>
                </draw:g>
              </table:table-cell>
              <table:table-cell office:value-type="string">
                <text:p>d1</text:p>
                <draw:g>
                  <svg:desc>Positivi.C1:Positivi.C1</svg:desc>
                </draw:g>
              </table:table-cell>
              <table:table-cell office:value-type="string">
                <text:p>d2</text:p>
                <draw:g>
                  <svg:desc>Positivi.D1:Positivi.D1</svg:desc>
                </draw:g>
              </table:table-cell>
              <table:table-cell office:value-type="string">
                <text:p>d3</text:p>
                <draw:g>
                  <svg:desc>Positivi.E1:Positiv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sitivi.A2:Positivi.A15</svg:desc>
                </draw:g>
              </table:table-cell>
              <table:table-cell office:value-type="float" office:value="NaN">
                <text:p>NaN</text:p>
                <draw:g>
                  <svg:desc>Positivi.B2:Positivi.B15</svg:desc>
                </draw:g>
              </table:table-cell>
              <table:table-cell office:value-type="float" office:value="NaN">
                <text:p>NaN</text:p>
                <draw:g>
                  <svg:desc>Positivi.C2:Positivi.C15</svg:desc>
                </draw:g>
              </table:table-cell>
              <table:table-cell office:value-type="float" office:value="NaN">
                <text:p>NaN</text:p>
                <draw:g>
                  <svg:desc>Positivi.D2:Positivi.D15</svg:desc>
                </draw:g>
              </table:table-cell>
              <table:table-cell office:value-type="float" office:value="NaN">
                <text:p>NaN</text:p>
                <draw:g>
                  <svg:desc>Positivi.E2:Positiv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311">
                <text:p>31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385">
                <text:p>385</text:p>
              </table:table-cell>
              <table:table-cell office:value-type="float" office:value="74">
                <text:p>74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588">
                <text:p>588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821">
                <text:p>821</text:p>
              </table:table-cell>
              <table:table-cell office:value-type="float" office:value="233">
                <text:p>233</text:p>
              </table:table-cell>
              <table:table-cell office:value-type="float" office:value="30">
                <text:p>3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1049">
                <text:p>1049</text:p>
              </table:table-cell>
              <table:table-cell office:value-type="float" office:value="228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1577">
                <text:p>1577</text:p>
              </table:table-cell>
              <table:table-cell office:value-type="float" office:value="528">
                <text:p>528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835">
                <text:p>1835</text:p>
              </table:table-cell>
              <table:table-cell office:value-type="float" office:value="258">
                <text:p>258</text:p>
              </table:table-cell>
              <table:table-cell office:value-type="float" office:value="-270">
                <text:p>-27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2263">
                <text:p>2263</text:p>
              </table:table-cell>
              <table:table-cell office:value-type="float" office:value="428">
                <text:p>428</text:p>
              </table:table-cell>
              <table:table-cell office:value-type="float" office:value="170">
                <text:p>17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2706">
                <text:p>2706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3296">
                <text:p>3296</text:p>
              </table:table-cell>
              <table:table-cell office:value-type="float" office:value="590">
                <text:p>590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3916">
                <text:p>3916</text:p>
              </table:table-cell>
              <table:table-cell office:value-type="float" office:value="620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5061">
                <text:p>5061</text:p>
              </table:table-cell>
              <table:table-cell office:value-type="float" office:value="1145">
                <text:p>1145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end" svg:x="14.275cm" svg:y="3.705cm" style:legend-expansion="high" chart:style-name="ch2"/>
        <chart:plot-area chart:style-name="ch3" table:cell-range-address="Positivi.A1:Positivi.A15 Positivi.C1:Positivi.E15" chart:data-source-has-labels="both" svg:x="0.319cm" svg:y="0.18cm" svg:width="13.637cm" svg:height="8.645cm">
          <chartooo:coordinate-region svg:x="1.457cm" svg:y="0.379cm" svg:width="11.36cm" svg:height="8.247cm"/>
          <chart:axis chart:dimension="x" chart:name="primary-x" chart:style-name="ch4" chartooo:axis-type="auto">
            <chart:categories table:cell-range-address="Positivi.A2:Positiv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itivi.C2:Positivi.C15" chart:label-cell-address="Positivi.C1:Positivi.C1" chart:class="chart:scatter">
            <chart:domain table:cell-range-address="Positivi.A2:Positivi.A15"/>
            <chart:data-point chart:repeated="14"/>
          </chart:series>
          <chart:series chart:style-name="ch8" chart:values-cell-range-address="Positivi.D2:Positivi.D15" chart:label-cell-address="Positivi.D1:Positivi.D1" chart:class="chart:scatter">
            <chart:data-point chart:repeated="14"/>
          </chart:series>
          <chart:series chart:style-name="ch9" chart:values-cell-range-address="Positivi.E2:Positivi.E15" chart:label-cell-address="Positivi.E1:Positivi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Positivi.C1:Positivi.C1</svg:desc>
                </draw:g>
              </table:table-cell>
              <table:table-cell office:value-type="string">
                <text:p>d2</text:p>
                <draw:g>
                  <svg:desc>Positivi.D1:Positivi.D1</svg:desc>
                </draw:g>
              </table:table-cell>
              <table:table-cell office:value-type="string">
                <text:p>d3</text:p>
                <draw:g>
                  <svg:desc>Positivi.E1:Positiv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sitivi.A2:Positivi.A15</svg:desc>
                </draw:g>
              </table:table-cell>
              <table:table-cell office:value-type="float" office:value="NaN">
                <text:p>NaN</text:p>
                <draw:g>
                  <svg:desc>Positivi.C2:Positivi.C15</svg:desc>
                </draw:g>
              </table:table-cell>
              <table:table-cell office:value-type="float" office:value="NaN">
                <text:p>NaN</text:p>
                <draw:g>
                  <svg:desc>Positivi.D2:Positivi.D15</svg:desc>
                </draw:g>
              </table:table-cell>
              <table:table-cell office:value-type="float" office:value="NaN">
                <text:p>NaN</text:p>
                <draw:g>
                  <svg:desc>Positivi.E2:Positiv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74">
                <text:p>74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233">
                <text:p>233</text:p>
              </table:table-cell>
              <table:table-cell office:value-type="float" office:value="30">
                <text:p>3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228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528">
                <text:p>528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258">
                <text:p>258</text:p>
              </table:table-cell>
              <table:table-cell office:value-type="float" office:value="-270">
                <text:p>-27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28">
                <text:p>428</text:p>
              </table:table-cell>
              <table:table-cell office:value-type="float" office:value="170">
                <text:p>17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590">
                <text:p>590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620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1145">
                <text:p>1145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legend chart:legend-position="end" svg:x="14.286cm" svg:y="3.703cm" style:legend-expansion="high" chart:style-name="ch2"/>
        <chart:plot-area chart:style-name="ch3" table:cell-range-address="'Casi totali'.A2:'Casi totali'.A15 'Casi totali'.C1:'Casi totali'.E15" chart:data-source-has-labels="both" svg:x="0.485cm" svg:y="0.232cm" svg:width="13.645cm" svg:height="8.639cm">
          <chartooo:coordinate-region svg:x="1.623cm" svg:y="0.431cm" svg:width="11.368cm" svg:height="8.241cm"/>
          <chart:axis chart:dimension="x" chart:name="primary-x" chart:style-name="ch4" chartooo:axis-type="auto">
            <chart:categories table:cell-range-address="'Casi totali'.A2:'Casi totali'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C2:'Casi totali'.C15" chart:label-cell-address="'Casi totali'.C1:'Casi totali'.C1" chart:class="chart:scatter">
            <chart:domain table:cell-range-address="'Casi totali'.A2:'Casi totali'.A15"/>
            <chart:data-point chart:repeated="14"/>
          </chart:series>
          <chart:series chart:style-name="ch8" chart:values-cell-range-address="'Casi totali'.D2:'Casi totali'.D15" chart:label-cell-address="'Casi totali'.D1:'Casi totali'.D1" chart:class="chart:scatter">
            <chart:data-point chart:repeated="14"/>
          </chart:series>
          <chart:series chart:style-name="ch9" chart:values-cell-range-address="'Casi totali'.E2:'Casi totali'.E15" chart:label-cell-address="'Casi totali'.E1:'Casi totali'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15</svg:desc>
                </draw:g>
              </table:table-cell>
              <table:table-cell office:value-type="float" office:value="NaN">
                <text:p>NaN</text:p>
                <draw:g>
                  <svg:desc>'Casi totali'.A2:'Casi totali'.A15</svg:desc>
                </draw:g>
              </table:table-cell>
              <table:table-cell office:value-type="float" office:value="NaN">
                <text:p>NaN</text:p>
                <draw:g>
                  <svg:desc>'Casi totali'.C2:'Casi totali'.C15</svg:desc>
                </draw:g>
              </table:table-cell>
              <table:table-cell office:value-type="float" office:value="NaN">
                <text:p>NaN</text:p>
                <draw:g>
                  <svg:desc>'Casi totali'.D2:'Casi totali'.D15</svg:desc>
                </draw:g>
              </table:table-cell>
              <table:table-cell office:value-type="float" office:value="NaN">
                <text:p>NaN</text:p>
                <draw:g>
                  <svg:desc>'Casi totali'.E2:'Casi totali'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454cm" style:legend-expansion="high" chart:style-name="ch2"/>
        <chart:plot-area chart:style-name="ch3" table:cell-range-address="Guariti.A1:Guariti.E15" chart:data-source-has-labels="both" svg:x="0.32cm" svg:y="0.18cm" svg:width="11.714cm" svg:height="8.64cm">
          <chartooo:coordinate-region svg:x="1.458cm" svg:y="0.379cm" svg:width="9.437cm" svg:height="8.242cm"/>
          <chart:axis chart:dimension="x" chart:name="primary-x" chart:style-name="ch4" chartooo:axis-type="auto">
            <chart:categories table:cell-range-address="Guariti.A2:Guari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B2:Guariti.B15" chart:label-cell-address="Guariti.B1:Guariti.B1" chart:class="chart:scatter">
            <chart:domain table:cell-range-address="Guariti.A2:Guariti.A15"/>
            <chart:data-point chart:repeated="14"/>
          </chart:series>
          <chart:series chart:style-name="ch8" chart:values-cell-range-address="Guariti.C2:Guariti.C15" chart:label-cell-address="Guariti.C1:Guariti.C1" chart:class="chart:scatter">
            <chart:data-point chart:repeated="14"/>
          </chart:series>
          <chart:series chart:style-name="ch9" chart:values-cell-range-address="Guariti.D2:Guariti.D15" chart:label-cell-address="Guariti.D1:Guariti.D1" chart:class="chart:scatter">
            <chart:data-point chart:repeated="14"/>
          </chart:series>
          <chart:series chart:style-name="ch10" chart:values-cell-range-address="Guariti.E2:Guariti.E15" chart:label-cell-address="Guariti.E1:Guariti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essi_guariti</text:p>
                <draw:g>
                  <svg:desc>Guariti.B1:Guariti.B1</svg:desc>
                </draw:g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15</svg:desc>
                </draw:g>
              </table:table-cell>
              <table:table-cell office:value-type="float" office:value="NaN">
                <text:p>NaN</text:p>
                <draw:g>
                  <svg:desc>Guariti.B2:Guariti.B15</svg:desc>
                </draw:g>
              </table:table-cell>
              <table:table-cell office:value-type="float" office:value="NaN">
                <text:p>NaN</text:p>
                <draw:g>
                  <svg:desc>Guariti.C2:Guariti.C15</svg:desc>
                </draw:g>
              </table:table-cell>
              <table:table-cell office:value-type="float" office:value="NaN">
                <text:p>NaN</text:p>
                <draw:g>
                  <svg:desc>Guariti.D2:Guariti.D15</svg:desc>
                </draw:g>
              </table:table-cell>
              <table:table-cell office:value-type="float" office:value="NaN">
                <text:p>NaN</text:p>
                <draw:g>
                  <svg:desc>Guariti.E2:Guari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60">
                <text:p>160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276">
                <text:p>276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14">
                <text:p>414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523">
                <text:p>523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589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Guariti.A1:Guariti.A15 Guariti.C1:Guariti.E15" chart:data-source-has-labels="both" svg:x="2.546cm" svg:y="0.557cm" svg:width="13.645cm" svg:height="8.639cm">
          <chartooo:coordinate-region svg:x="3.684cm" svg:y="0.756cm" svg:width="11.368cm" svg:height="8.241cm"/>
          <chart:axis chart:dimension="x" chart:name="primary-x" chart:style-name="ch4" chartooo:axis-type="auto">
            <chart:categories table:cell-range-address="Guariti.A2:Guari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C2:Guariti.C15" chart:label-cell-address="Guariti.C1:Guariti.C1" chart:class="chart:scatter">
            <chart:domain table:cell-range-address="Guariti.A2:Guariti.A15"/>
            <chart:data-point chart:repeated="14"/>
          </chart:series>
          <chart:series chart:style-name="ch8" chart:values-cell-range-address="Guariti.D2:Guariti.D15" chart:label-cell-address="Guariti.D1:Guariti.D1" chart:class="chart:scatter">
            <chart:data-point chart:repeated="14"/>
          </chart:series>
          <chart:series chart:style-name="ch9" chart:values-cell-range-address="Guariti.E2:Guariti.E15" chart:label-cell-address="Guariti.E1:Guariti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15</svg:desc>
                </draw:g>
              </table:table-cell>
              <table:table-cell office:value-type="float" office:value="NaN">
                <text:p>NaN</text:p>
                <draw:g>
                  <svg:desc>Guariti.C2:Guariti.C15</svg:desc>
                </draw:g>
              </table:table-cell>
              <table:table-cell office:value-type="float" office:value="NaN">
                <text:p>NaN</text:p>
                <draw:g>
                  <svg:desc>Guariti.D2:Guariti.D15</svg:desc>
                </draw:g>
              </table:table-cell>
              <table:table-cell office:value-type="float" office:value="NaN">
                <text:p>NaN</text:p>
                <draw:g>
                  <svg:desc>Guariti.E2:Guari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454cm" style:legend-expansion="high" chart:style-name="ch2"/>
        <chart:plot-area chart:style-name="ch3" table:cell-range-address="Deceduti.A1:Deceduti.E15" chart:data-source-has-labels="both" svg:x="0.705cm" svg:y="0.472cm" svg:width="12.719cm" svg:height="8.638cm">
          <chartooo:coordinate-region svg:x="1.843cm" svg:y="0.671cm" svg:width="10.442cm" svg:height="8.24cm"/>
          <chart:axis chart:dimension="x" chart:name="primary-x" chart:style-name="ch4" chartooo:axis-type="auto">
            <chart:categories table:cell-range-address="Deceduti.A2:Decedu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B2:Deceduti.B15" chart:label-cell-address="Deceduti.B1:Deceduti.B1" chart:class="chart:scatter">
            <chart:domain table:cell-range-address="Deceduti.A2:Deceduti.A15"/>
            <chart:data-point chart:repeated="14"/>
          </chart:series>
          <chart:series chart:style-name="ch8" chart:values-cell-range-address="Deceduti.C2:Deceduti.C15" chart:label-cell-address="Deceduti.C1:Deceduti.C1" chart:class="chart:scatter">
            <chart:data-point chart:repeated="14"/>
          </chart:series>
          <chart:series chart:style-name="ch9" chart:values-cell-range-address="Deceduti.D2:Deceduti.D15" chart:label-cell-address="Deceduti.D1:Deceduti.D1" chart:class="chart:scatter">
            <chart:data-point chart:repeated="14"/>
          </chart:series>
          <chart:series chart:style-name="ch10" chart:values-cell-range-address="Deceduti.E2:Deceduti.E15" chart:label-cell-address="Deceduti.E1:Deceduti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eduti</text:p>
                <draw:g>
                  <svg:desc>Deceduti.B1:Deceduti.B1</svg:desc>
                </draw:g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15</svg:desc>
                </draw:g>
              </table:table-cell>
              <table:table-cell office:value-type="float" office:value="NaN">
                <text:p>NaN</text:p>
                <draw:g>
                  <svg:desc>Deceduti.B2:Deceduti.B15</svg:desc>
                </draw:g>
              </table:table-cell>
              <table:table-cell office:value-type="float" office:value="NaN">
                <text:p>NaN</text:p>
                <draw:g>
                  <svg:desc>Deceduti.C2:Deceduti.C15</svg:desc>
                </draw:g>
              </table:table-cell>
              <table:table-cell office:value-type="float" office:value="NaN">
                <text:p>NaN</text:p>
                <draw:g>
                  <svg:desc>Deceduti.D2:Deceduti.D15</svg:desc>
                </draw:g>
              </table:table-cell>
              <table:table-cell office:value-type="float" office:value="NaN">
                <text:p>NaN</text:p>
                <draw:g>
                  <svg:desc>Deceduti.E2:Decedu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07">
                <text:p>107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148">
                <text:p>148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197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233">
                <text:p>233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Deceduti.A1:Deceduti.A15 Deceduti.C1:Deceduti.E15" chart:data-source-has-labels="both" svg:x="0.32cm" svg:y="0.364cm" svg:width="13.645cm" svg:height="8.639cm">
          <chartooo:coordinate-region svg:x="1.458cm" svg:y="0.563cm" svg:width="11.368cm" svg:height="8.241cm"/>
          <chart:axis chart:dimension="x" chart:name="primary-x" chart:style-name="ch4" chartooo:axis-type="auto">
            <chart:categories table:cell-range-address="Deceduti.A2:Decedu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C2:Deceduti.C15" chart:label-cell-address="Deceduti.C1:Deceduti.C1" chart:class="chart:scatter">
            <chart:domain table:cell-range-address="Deceduti.A2:Deceduti.A15"/>
            <chart:data-point chart:repeated="14"/>
          </chart:series>
          <chart:series chart:style-name="ch8" chart:values-cell-range-address="Deceduti.D2:Deceduti.D15" chart:label-cell-address="Deceduti.D1:Deceduti.D1" chart:class="chart:scatter">
            <chart:data-point chart:repeated="14"/>
          </chart:series>
          <chart:series chart:style-name="ch9" chart:values-cell-range-address="Deceduti.E2:Deceduti.E15" chart:label-cell-address="Deceduti.E1:Deceduti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15</svg:desc>
                </draw:g>
              </table:table-cell>
              <table:table-cell office:value-type="float" office:value="NaN">
                <text:p>NaN</text:p>
                <draw:g>
                  <svg:desc>Deceduti.C2:Deceduti.C15</svg:desc>
                </draw:g>
              </table:table-cell>
              <table:table-cell office:value-type="float" office:value="NaN">
                <text:p>NaN</text:p>
                <draw:g>
                  <svg:desc>Deceduti.D2:Deceduti.D15</svg:desc>
                </draw:g>
              </table:table-cell>
              <table:table-cell office:value-type="float" office:value="NaN">
                <text:p>NaN</text:p>
                <draw:g>
                  <svg:desc>Deceduti.E2:Decedu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454cm" style:legend-expansion="high" chart:style-name="ch2"/>
        <chart:plot-area chart:style-name="ch3" table:cell-range-address="Quarantena.A1:Quarantena.E15" chart:data-source-has-labels="both" svg:x="0.32cm" svg:y="0.18cm" svg:width="10.523cm" svg:height="8.64cm">
          <chartooo:coordinate-region svg:x="1.458cm" svg:y="0.379cm" svg:width="8.246cm" svg:height="8.242cm"/>
          <chart:axis chart:dimension="x" chart:name="primary-x" chart:style-name="ch4" chartooo:axis-type="auto">
            <chart:categories table:cell-range-address="Quarantena.A2:Quarantena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B2:Quarantena.B15" chart:label-cell-address="Quarantena.B1:Quarantena.B1" chart:class="chart:scatter">
            <chart:domain table:cell-range-address="Quarantena.A2:Quarantena.A15"/>
            <chart:data-point chart:repeated="14"/>
          </chart:series>
          <chart:series chart:style-name="ch8" chart:values-cell-range-address="Quarantena.C2:Quarantena.C15" chart:label-cell-address="Quarantena.C1:Quarantena.C1" chart:class="chart:scatter">
            <chart:data-point chart:repeated="14"/>
          </chart:series>
          <chart:series chart:style-name="ch9" chart:values-cell-range-address="Quarantena.D2:Quarantena.D15" chart:label-cell-address="Quarantena.D1:Quarantena.D1" chart:class="chart:scatter">
            <chart:data-point chart:repeated="14"/>
          </chart:series>
          <chart:series chart:style-name="ch10" chart:values-cell-range-address="Quarantena.E2:Quarantena.E15" chart:label-cell-address="Quarantena.E1:Quarantena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olamento_domiciliare</text:p>
                <draw:g>
                  <svg:desc>Quarantena.B1:Quarantena.B1</svg:desc>
                </draw:g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15</svg:desc>
                </draw:g>
              </table:table-cell>
              <table:table-cell office:value-type="float" office:value="NaN">
                <text:p>NaN</text:p>
                <draw:g>
                  <svg:desc>Quarantena.B2:Quarantena.B15</svg:desc>
                </draw:g>
              </table:table-cell>
              <table:table-cell office:value-type="float" office:value="NaN">
                <text:p>NaN</text:p>
                <draw:g>
                  <svg:desc>Quarantena.C2:Quarantena.C15</svg:desc>
                </draw:g>
              </table:table-cell>
              <table:table-cell office:value-type="float" office:value="NaN">
                <text:p>NaN</text:p>
                <draw:g>
                  <svg:desc>Quarantena.D2:Quarantena.D15</svg:desc>
                </draw:g>
              </table:table-cell>
              <table:table-cell office:value-type="float" office:value="NaN">
                <text:p>NaN</text:p>
                <draw:g>
                  <svg:desc>Quarantena.E2:Quarantena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62">
                <text:p>16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221">
                <text:p>221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284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12">
                <text:p>412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543">
                <text:p>543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798">
                <text:p>798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927">
                <text:p>927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000">
                <text:p>1000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065">
                <text:p>106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1155">
                <text:p>115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1060">
                <text:p>1060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1843">
                <text:p>1843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Quarantena.A1:Quarantena.A15 Quarantena.C1:Quarantena.E15" chart:data-source-has-labels="both" svg:x="0.32cm" svg:y="0.18cm" svg:width="13.646cm" svg:height="8.64cm">
          <chartooo:coordinate-region svg:x="1.458cm" svg:y="0.306cm" svg:width="11.369cm" svg:height="8.242cm"/>
          <chart:axis chart:dimension="x" chart:name="primary-x" chart:style-name="ch4" chartooo:axis-type="auto">
            <chart:categories table:cell-range-address="Quarantena.A2:Quarantena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C2:Quarantena.C15" chart:label-cell-address="Quarantena.C1:Quarantena.C1" chart:class="chart:scatter">
            <chart:domain table:cell-range-address="Quarantena.A2:Quarantena.A15"/>
            <chart:data-point chart:repeated="14"/>
          </chart:series>
          <chart:series chart:style-name="ch8" chart:values-cell-range-address="Quarantena.D2:Quarantena.D15" chart:label-cell-address="Quarantena.D1:Quarantena.D1" chart:class="chart:scatter">
            <chart:data-point chart:repeated="14"/>
          </chart:series>
          <chart:series chart:style-name="ch9" chart:values-cell-range-address="Quarantena.E2:Quarantena.E15" chart:label-cell-address="Quarantena.E1:Quarantena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15</svg:desc>
                </draw:g>
              </table:table-cell>
              <table:table-cell office:value-type="float" office:value="NaN">
                <text:p>NaN</text:p>
                <draw:g>
                  <svg:desc>Quarantena.C2:Quarantena.C15</svg:desc>
                </draw:g>
              </table:table-cell>
              <table:table-cell office:value-type="float" office:value="NaN">
                <text:p>NaN</text:p>
                <draw:g>
                  <svg:desc>Quarantena.D2:Quarantena.D15</svg:desc>
                </draw:g>
              </table:table-cell>
              <table:table-cell office:value-type="float" office:value="NaN">
                <text:p>NaN</text:p>
                <draw:g>
                  <svg:desc>Quarantena.E2:Quarantena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2.558cm" svg:y="3.456cm" style:legend-expansion="high" chart:style-name="ch2"/>
        <chart:plot-area chart:style-name="ch3" table:cell-range-address="Ospedalizzati.A1:Ospedalizzati.E15" chart:data-source-has-labels="both" svg:x="0.319cm" svg:y="0.18cm" svg:width="11.92cm" svg:height="8.645cm">
          <chartooo:coordinate-region svg:x="1.457cm" svg:y="0.379cm" svg:width="9.643cm" svg:height="8.247cm"/>
          <chart:axis chart:dimension="x" chart:name="primary-x" chart:style-name="ch4" chartooo:axis-type="auto">
            <chart:categories table:cell-range-address="Ospedalizzati.A2:Ospedalizza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B2:Ospedalizzati.B15" chart:label-cell-address="Ospedalizzati.B1:Ospedalizzati.B1" chart:class="chart:scatter">
            <chart:domain table:cell-range-address="Ospedalizzati.A2:Ospedalizzati.A15"/>
            <chart:data-point chart:repeated="14"/>
          </chart:series>
          <chart:series chart:style-name="ch8" chart:values-cell-range-address="Ospedalizzati.C2:Ospedalizzati.C15" chart:label-cell-address="Ospedalizzati.C1:Ospedalizzati.C1" chart:class="chart:scatter">
            <chart:data-point chart:repeated="14"/>
          </chart:series>
          <chart:series chart:style-name="ch9" chart:values-cell-range-address="Ospedalizzati.D2:Ospedalizzati.D15" chart:label-cell-address="Ospedalizzati.D1:Ospedalizzati.D1" chart:class="chart:scatter">
            <chart:data-point chart:repeated="14"/>
          </chart:series>
          <chart:series chart:style-name="ch10" chart:values-cell-range-address="Ospedalizzati.E2:Ospedalizzati.E15" chart:label-cell-address="Ospedalizzati.E1:Ospedalizzati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pedalizzati</text:p>
                <draw:g>
                  <svg:desc>Ospedalizzati.B1:Ospedalizzati.B1</svg:desc>
                </draw:g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15</svg:desc>
                </draw:g>
              </table:table-cell>
              <table:table-cell office:value-type="float" office:value="NaN">
                <text:p>NaN</text:p>
                <draw:g>
                  <svg:desc>Ospedalizzati.B2:Ospedalizzati.B15</svg:desc>
                </draw:g>
              </table:table-cell>
              <table:table-cell office:value-type="float" office:value="NaN">
                <text:p>NaN</text:p>
                <draw:g>
                  <svg:desc>Ospedalizzati.C2:Ospedalizzati.C15</svg:desc>
                </draw:g>
              </table:table-cell>
              <table:table-cell office:value-type="float" office:value="NaN">
                <text:p>NaN</text:p>
                <draw:g>
                  <svg:desc>Ospedalizzati.D2:Ospedalizzati.D15</svg:desc>
                </draw:g>
              </table:table-cell>
              <table:table-cell office:value-type="float" office:value="NaN">
                <text:p>NaN</text:p>
                <draw:g>
                  <svg:desc>Ospedalizzati.E2:Ospedalizza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49">
                <text:p>14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304">
                <text:p>304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09">
                <text:p>409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506">
                <text:p>506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779">
                <text:p>779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908">
                <text:p>908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263">
                <text:p>1263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641">
                <text:p>1641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2141">
                <text:p>2141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2856">
                <text:p>2856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218">
                <text:p>3218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